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0.75cm" fo:min-width="0cm"/>
    </style:style>
    <style:style style:name="gr3" style:family="graphic" style:parent-style-name="standard">
      <style:graphic-properties draw:stroke="none" draw:fill-color="#bebebe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draw:fill-color="#bebebe" draw:textarea-horizontal-align="justify" draw:textarea-vertical-align="middle" draw:auto-grow-height="false" fo:min-height="7.75cm" fo:min-width="0cm"/>
    </style:style>
    <style:style style:name="gr5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6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7" style:family="graphic" style:parent-style-name="standard">
      <style:graphic-properties draw:stroke="solid" svg:stroke-width="0cm" svg:stroke-color="#000000" draw:fill-color="#0000fe" draw:textarea-horizontal-align="justify" draw:textarea-vertical-align="middle" draw:auto-grow-height="false" fo:min-height="0.073cm" fo:min-width="0cm"/>
    </style:style>
    <style:style style:name="gr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73cm" fo:min-width="0cm"/>
    </style:style>
    <style:style style:name="gr9" style:family="graphic" style:parent-style-name="standard">
      <style:graphic-properties draw:stroke="solid" svg:stroke-width="0cm" svg:stroke-color="#000000" draw:fill-color="#ffffff" draw:textarea-horizontal-align="justify" draw:textarea-vertical-align="middle" draw:auto-grow-height="false" fo:min-height="0.073cm" fo:min-width="0cm"/>
    </style:style>
    <style:style style:name="gr10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073cm" fo:min-width="0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4.75cm" fo:min-width="4.5cm"/>
    </style:style>
    <style:style style:name="gr12" style:family="graphic" style:parent-style-name="standard">
      <style:graphic-properties draw:stroke="none" draw:fill-color="#0000fe" draw:textarea-horizontal-align="justify" draw:textarea-vertical-align="middle" draw:auto-grow-height="false" fo:min-height="3.75cm" fo:min-width="3.5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0000f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g draw:style-name="gr1">
          <draw:custom-shape draw:style-name="gr2" draw:text-style-name="P1" draw:layer="layout" svg:width="0.25cm" svg:height="1cm" svg:x="4.193cm" svg:y="6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5cm" svg:height="0.5cm" draw:transform="rotate (1.5707963267949) translate (3.752cm 6.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5cm" svg:height="8cm" svg:x="3.502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29cm" svg:height="0.641cm" draw:transform="rotate (1.5707963267949) translate (4.004cm 7.853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641cm" svg:height="0.642cm" draw:transform="rotate (1.5707963267949) translate (4.002cm 8.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641cm" svg:height="0.642cm" draw:transform="rotate (1.5707963267949) translate (4.003cm 7.6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454cm" svg:height="0.455cm" draw:transform="rotate (1.5707963267949) translate (4.094cm 7.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0.454cm" svg:height="0.455cm" draw:transform="rotate (1.5707963267949) translate (4.098cm 8.0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5cm" svg:height="1cm" svg:x="4.194cm" svg:y="6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5cm" svg:height="0.5cm" draw:transform="rotate (1.5707963267949) translate (3.753cm 6.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5cm" svg:height="8cm" svg:x="3.503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29cm" svg:height="0.641cm" draw:transform="rotate (1.5707963267949) translate (4.005cm 7.853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641cm" svg:height="0.642cm" draw:transform="rotate (1.5707963267949) translate (4.003cm 8.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641cm" svg:height="0.642cm" draw:transform="rotate (1.5707963267949) translate (4.004cm 7.6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0.454cm" svg:height="0.455cm" draw:transform="rotate (1.5707963267949) translate (4.095cm 7.5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4" draw:layer="layout" svg:width="0.454cm" svg:height="0.455cm" draw:transform="rotate (1.5707963267949) translate (4.099cm 8.0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1" draw:text-style-name="P3" draw:layer="layout" svg:width="7.07cm" svg:height="2.999cm" draw:transform="skewX (-0.00767944870877505) translate (0.238474816510496cm 1.964cm)" svg:viewBox="0 0 7071 3000" svg:d="M3536 3000c-1179-500-2357-1000-3536-1500 1179-500 2357-1000 3536-1500 1178 500 2357 1000 3535 1500-1178 500-2357 1000-3535 1500z">
              <text:p/>
            </draw:path>
            <draw:path draw:style-name="gr12" draw:text-style-name="P2" draw:layer="layout" svg:width="5.656cm" svg:height="2.398cm" draw:transform="skewX (-0.00785398163397448) translate (0.949571909701054cm 2.26433936651584cm)" svg:viewBox="0 0 5657 2399" svg:d="M2828 2399c-943-400-1885-799-2828-1199 943-400 1885-800 2828-1200 943 400 1886 800 2829 1200-943 400-1886 799-2829 1199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5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20T22:13:01.010000000</dc:date>
    <meta:editing-duration>PT17M14S</meta:editing-duration>
    <meta:editing-cycles>55</meta:editing-cycles>
    <meta:generator>LibreOffice/7.5.0.3$Windows_X86_64 LibreOffice_project/c21113d003cd3efa8c53188764377a8272d9d6de</meta:generator>
    <meta:document-statistic meta:object-count="20"/>
  </office:meta>
</office:document-meta>
</file>